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line-height="20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line-height="200%"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line-height="200%"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FOR:</text:p>
      <text:p text:style-name="P2"><text:line-break/>BEYOND THE GATE</text:p>
      <text:p text:style-name="P2"/>
      <text:p text:style-name="P3"><text:span text:style-name="T1">CONCEPT:</text:span> <text:s/></text:p>
      <text:p text:style-name="P3"><text:tab/>The concept of Beyond the Gate is a combination of rouge light elements with tactical turn based combat. <text:s/>Set in a fantasy world, the game is played through a combination of five heroes each with different skills and abilities that must be used in the correct combinations and manner in order to progress further and further into an unknown land. <text:s/>The game plays out in a series of rooms, each with a unique encounter of enemies, traps, and environmental conditions. At the completion of each room the player will have multiple paths they can take in order to progress, with the ultimate goal of destroying a final boss. <text:s/>Players will be able to see a map with details about any room they have encountered so far in the team creation stage, so planning a potential route depending on which characters they bring to the fight will be an important part of the game. <text:s/></text:p>
      <text:p text:style-name="P3"><text:tab/>The game is meant to be extremely challenging. <text:s/>Any character killed in the game will experience perma-death, and having the entire team killed will result in a game over, forcing the player to start over again from the start with a different team. <text:s/>Some rooms in the game may change depending on actions taken in other rooms as well, further emphasizing the route players take. <text:s/>Certain routes, environmental interactions, and items will only be available if certain classes are selected for the run. <text:s/></text:p>
      <text:p text:style-name="P3"><text:tab/>The game is planned to be released in 5 stages, each stage adding additional rooms, equipment, enemies, mini-bosses and final boss to the game. <text:s/>The final boss will be the end goal of each installment, and unlike all other rooms, once a final boss has been slain he will not return, but have a new encounter placed inside his room. <text:s/>Defeating a final boss will also <text:soft-page-break/>unlock and additional starting point, further increasing the complexity of route selection for seasoned players. <text:s/>The goal is to create a game with extremely high replayability and skill cap, while appealing to those that like a challenge and a more strategic style of game play. <text:s/>Multi-player is a consideration for future installments but not the original release.</text:p>
      <text:p text:style-name="P5"/>
      <text:p text:style-name="P5">STORY:<text:span text:style-name="T3"> <text:s/></text:span></text:p>
      <text:p text:style-name="P5"/>
      <text:p text:style-name="P5">INTERFACE:<text:span text:style-name="T3"> </text:span></text:p>
      <text:p text:style-name="P3"><text:tab/>Game will be primarily mouse controlled. <text:s/>Left clicking for selecting of abilities and right click for deselct. <text:s/>Mouse over of skills will create pop up tool-tips that provide additional information on that skill or ability.</text:p>
      <text:p text:style-name="P5"/>
      <text:p text:style-name="P5">CHARACTER SELECTION:<text:span text:style-name="T3"> <text:s/></text:span></text:p>
      <text:p text:style-name="P3"><text:tab/>The character selection screen will show 9 characters. <text:s/>These characters will be separated into three categories. <text:s/>Offensive, defensive, and utility. <text:s/>The offensive characters are the Marksman (Ranger?), Assassin, and Berserker. <text:s/>The defensive characters are the Guardsman, Arcanist, and Knight. <text:s/>The utility characters are the Apothecary, Scout, and Geomancer. <text:s/>Each <text:s/>character will be displayed with a different idle animation. <text:s/>Mousing over a character will create a highlight around them. <text:s/>Clicking on the character will zoom in on them, displaying them on the left of the screen and playing a sound clip.</text:p>
      <text:p text:style-name="P5"><text:span text:style-name="T3"><text:tab/>When a character is selected in this way the right side of the screen will show information on them, a basic blerb that describes the character, their basic stats, and a selection of starting skills (further detailed in the character skills section). <text:s/>Each character has two points to use at the start of the game. <text:s/>These can either be used on skills or upgrading a piece of starting equipment. <text:s/>This equipment list has the potential to change as characters </text:span><text:soft-page-break/><text:span text:style-name="T3">unlock secrets within the game, giving a degree of progression. <text:s/>However, none of these items will be needed in order to beat the game, only provide a different early game advantage over choosing a second skill.</text:span></text:p>
      <text:p text:style-name="P3"/>
      <text:p text:style-name="P5">STAT SYSTEM:</text:p>
      <text:p text:style-name="P3"><text:tab/>Primary stats are Strength, Endurance, Dexterity, Agility, Knowledge, Intelligence, Faith, and Charisma. <text:s/></text:p>
      <text:p text:style-name="P3"><text:tab/>3 is baseline for a stat, what you would expect out of an everyday person working a normal day job. <text:s/>Everything above a 3 shows practiced or gifted performance in that area. <text:s/></text:p>
      <text:p text:style-name="P3"><text:tab/>2 would make you rather inept in that area, the charcter has a 50% chance to fail or do something other than intended when doing things related to that stat. <text:s/>Think someone who comes off as rude and annoying although he is trying to be polite, or thinks he is very smart although he is actually an idiot, or has the strength of a scawny teenager.</text:p>
      <text:p text:style-name="P3"><text:tab/>1 in a stat is complete inability in that area. <text:s/>Only succeed in 1 of 10 times. <text:s/>Think an ogre as far as intelligence, or a rat for strength.</text:p>
      <text:p text:style-name="P3"><text:tab/>8 is the highest a human can get in a category and 9-10 is super human, ie an ogre in strength, or a thousand year old elf in wisdom.</text:p>
      <text:p text:style-name="P5">CHARACTER SKILLS:</text:p>
      <text:p text:style-name="P3">skills are broken down into skill sets, gaining access to a new skill set requires training from someone else, generally in a town, but some may be harder to find. <text:s/>New skill sets have pre-requisites from other skill sets. Each skill set has a tree of abilities or passives that can be unlocked with points earned from leveling up.</text:p>
      <text:p text:style-name="P3">Only one class type special skill should be able to be unlocked at level 1, so should cost 6 to get to the appropriate stat level. <text:s/>1+1+2+2 = 6. <text:s/>Start at 3 on all stats.</text:p>
      <text:p text:style-name="P6">STRENGTH TREE</text:p>
      <text:p text:style-name="P3"><text:soft-page-break/>+1 damage with martial weapons for each stat point taken</text:p>
      <text:p text:style-name="P3">Heavy weapons (maces, hammers)</text:p>
      <text:p text:style-name="P3">Two-handed weapons</text:p>
      <text:p text:style-name="P3">Massive weapons</text:p>
      <text:p text:style-name="P6"><text:span text:style-name="T2">FURY stat trait</text:span><text:line-break/>ENDURANCE TREE</text:p>
      <text:p text:style-name="P3">+X hp per stat point taken</text:p>
      <text:p text:style-name="P3">Layered Armors</text:p>
      <text:p text:style-name="P3">Basic Weapons (swords etc)</text:p>
      <text:p text:style-name="P3">Enhanced Armors</text:p>
      <text:p text:style-name="P3">Heavy Armors</text:p>
      <text:p text:style-name="P3">Relic Armor</text:p>
      <text:p text:style-name="P6">DEXTERITY TREE<text:line-break/><text:span text:style-name="T2">+X to parry defense per point</text:span></text:p>
      <text:p text:style-name="P6"><text:span text:style-name="T2">ranged weapons</text:span><text:line-break/>AGILITY TREE</text:p>
      <text:p text:style-name="P3">+X to defense, dodge per point</text:p>
      <text:p text:style-name="P3">quick weapons</text:p>
      <text:p text:style-name="P6">KNOWLEDGE TREE<text:line-break/><text:span text:style-name="T2">+X to skill checks per point taken</text:span></text:p>
      <text:p text:style-name="P6"><text:span text:style-name="T2">lore</text:span><text:line-break/>INTELLIGENCE TREE</text:p>
      <text:p text:style-name="P3">+1 to power per level</text:p>
      <text:p text:style-name="P3">RAW POWER stat trait</text:p>
      <text:p text:style-name="P6">FAITH TREE</text:p>
      <text:p text:style-name="P3"><text:soft-page-break/>+1 to resistance per level</text:p>
      <text:p text:style-name="P3">CHOSEN OF THE GODS stat trait</text:p>
      <text:p text:style-name="P6">CHARISMA TREE</text:p>
      <text:p text:style-name="P3">+1 to reputation per level?</text:p>
      <text:p text:style-name="P6"/>
      <text:p text:style-name="P3">Each type of weapon also has a skill tree associated with it allowing players to become more adept at using their favorite type of weapon, each has some sort of pre-req in the martial stats</text:p>
      <text:p text:style-name="P6">SLASHING WEAPONS<text:span text:style-name="T2"> (Swords etc)</text:span></text:p>
      <text:p text:style-name="P3">endurance pre-req.</text:p>
      <text:p text:style-name="P3">Do away with or reduce critical miss chance / penalty</text:p>
      <text:p text:style-name="P3">Increase critical hit chance</text:p>
      <text:p text:style-name="P3">Stab attack that is easier to dodge but harder to block and has increased armor pen</text:p>
      <text:p text:style-name="P3">swing attack which is kind of the normal attack</text:p>
      <text:p text:style-name="P3">spin attack, can only be used if previous attack missed to increase damage by X</text:p>
      <text:p text:style-name="P3">finishing blow, if attack brings enemy to within 5 hp, kills enemy and takes off their head</text:p>
      <text:p text:style-name="P6">BLUNT WEAPONS<text:span text:style-name="T2"> (Maces / Hammers)</text:span></text:p>
      <text:p text:style-name="P3">strength pre-req</text:p>
      <text:p text:style-name="P3">passive armor pen</text:p>
      <text:p text:style-name="P6">MASSIVE WEAPONS<text:span text:style-name="T2"> (Claymore etc)</text:span></text:p>
      <text:p text:style-name="P3">strength + endurance pre-req</text:p>
      <text:p text:style-name="P6">POLE WEAPONS<text:span text:style-name="T2"> (Halbreds / Speers)</text:span></text:p>
      <text:p text:style-name="P3">dex + endurance pre-req</text:p>
      <text:p text:style-name="P3">attack and knock the oponent back allowing you to disengage or enemy to take penalty to next attack as they have to move back into range</text:p>
      <text:p text:style-name="P6">SMALL WEAPONS<text:span text:style-name="T2"> (Daggers etc)</text:span></text:p>
      <text:p text:style-name="P3"><text:soft-page-break/>agility pre-req</text:p>
      <text:p text:style-name="P3">blade flurry, do multiple attacks</text:p>
      <text:p text:style-name="P3">weak spot, deal bonus damage from behind</text:p>
      <text:p text:style-name="P6">RANGED WEAPONS<text:span text:style-name="T2"> (Bows / Crossbows)</text:span></text:p>
      <text:p text:style-name="P3">dex pre-req</text:p>
      <text:p text:style-name="P3"/>
      <text:p text:style-name="P3">Ideas for other skils:</text:p>
      <text:p text:style-name="P4">Arcane Magic </text:p>
      <text:p text:style-name="P3"><text:span text:style-name="T4">Eelemental Magic</text:span> (fire, ice, wind, earth, three choices for each in the first skill set, getting all three of any 1 element unlocks advanced skill tree of that element)</text:p>
      <text:p text:style-name="P3"><text:span text:style-name="T4">Necromancer</text:span> (advanced skill after arcane magic, using these skills has negative effect on reputation for the character)</text:p>
      <text:p text:style-name="P3"><text:span text:style-name="T4">Alteration</text:span> (magically effecting things that already exist within the world)</text:p>
      <text:p text:style-name="P3"><text:span text:style-name="T4">conjuration</text:span> (magically creating things and bringing them into the world)</text:p>
      <text:p text:style-name="P3"><text:span text:style-name="T4">ancient ways</text:span> (use of runes and magical items)</text:p>
      <text:p text:style-name="P4">dark powers</text:p>
      <text:p text:style-name="P4">blood magic</text:p>
      <text:p text:style-name="P4">leadership<text:span text:style-name="T5"> (ability to lead NPCs to either carry stuff, be body guards, or other roles)</text:span></text:p>
      <text:p text:style-name="P4">merchant<text:span text:style-name="T5"> (ability to better barter with merchants, tell at a glance what things might be worth)</text:span></text:p>
      <text:p text:style-name="P4">traps</text:p>
      <text:p text:style-name="P4">herbology<text:span text:style-name="T5"> (identify and gather plant life to create potions and such)</text:span></text:p>
      <text:p text:style-name="P4">hunting</text:p>
      <text:p text:style-name="P4">stealth</text:p>
      <text:p text:style-name="P4">thieving</text:p>
      <text:p text:style-name="P4">poisons</text:p>
      <text:p text:style-name="P4"><text:soft-page-break/>acrobatics</text:p>
      <text:p text:style-name="P4">martial power</text:p>
      <text:p text:style-name="P4">marksman</text:p>
      <text:p text:style-name="P4">two weapon fighting</text:p>
      <text:p text:style-name="P4">spell sword</text:p>
      <text:p text:style-name="P4">lore</text:p>
      <text:p text:style-name="P4">conversationalist</text:p>
      <text:p text:style-name="P4">dirty fighting</text:p>
      <text:p text:style-name="P4">dueling</text:p>
      <text:p text:style-name="P4">battle rage</text:p>
      <text:p text:style-name="P3">faith stuff that allows for re-rolls or increased chances to do certain things, magical elements that create shields, “blessings”</text:p>
      <text:p text:style-name="P3">charisma leadership skills that allow for tactical decisions, bonuses for using formtions or flanking attacks, leader ability to choose whose action goes through if multiple people choose to do something</text:p>
      <text:p text:style-name="P3"/>
      <text:p text:style-name="P3"/>
      <text:p text:style-name="P5">EQUIPMENT:</text:p>
      <text:p text:style-name="P5"/>
      <text:p text:style-name="P5">COMBAT:<text:span text:style-name="T3"> <text:s/></text:span></text:p>
      <text:p text:style-name="P3">When combat starts we are given a heads up by a UI change. <text:s/>Objectives for the fight are given based on dialog choices, then reduced into a button that can be clicked to see them again. <text:s/>Combat starts out paused so the player can check out the battlefield and give initial commands. <text:s/>Once unpaused everything moves fairly slowly, attacks or abilities will have charge up times or cool downs, or both associated with them, to include basic melee attacks.</text:p>
      <text:p text:style-name="P3"><text:soft-page-break/>When engaged in melee a units will attack each other constantly and can only use melee abilities. <text:s/>Certain spells or ranged skills may have this special to make them usable even when egnaged by someone in melee.</text:p>
      <text:p text:style-name="P3">Armor will directly reduce melee damage taken when hit. <text:s/>Blocking an attack adds to the units armor value against that attack based on the shield being used. <text:s/>(Dodge a giants club and your good, block it and you still get crushed, more so with a buckler, less so with a tower shield).</text:p>
      <text:p text:style-name="P3">A parry is like a block, however it is altered greatly by stat comparison. <text:s/>Dexterity of both is considered to determine the chance of success to parry, and both strengths are compared to determine how much of the damage is reduced. (You may easily get that sword up in time but the ogre club will still crush you if your not strong enough to push it away).</text:p>
      <text:p text:style-name="P3">No magic defense, but magic classes can take defense skills that allow for the defense against magical abilities. <text:s/>If a spell hits you it hits you, some may be affected by armor but others may not.</text:p>
      <text:p text:style-name="P3">Unit health, both friendly and enemy is always shown above their heads. Clicking on a unit brings up their portrait in the bottom left, basic stat info, and their abilities centered in the bottom of the screen. <text:s/>With a unit selected a right click will put them on a path to move to a new location, a left click will deselect them. <text:s/>If a skill is selected, the inverse is true, left click to use it on a target, right click to deselect. <text:s/>Hovering over a skill icon will show a tooltip on the skill and a range ring if applicable.</text:p>
      <text:p text:style-name="P5"/>
      <text:p text:style-name="P5"/>
      <text:p text:style-name="P5">LEVEL DESIGNS:</text:p>
      <text:p text:style-name="P3">goblins and traps</text:p>
      <text:p text:style-name="P3">the great wolf mother mini boss</text:p>
      <text:p text:style-name="P3"><text:soft-page-break/>graveyard and skeletons</text:p>
      <text:p text:style-name="P3">the mists and the ghosts</text:p>
      <text:p text:style-name="P3">necromancer mini boss</text:p>
      <text:p text:style-name="P3">the experiments / chimeras</text:p>
      <text:p text:style-name="P3">mad scientist laboratory</text:p>
      <text:p text:style-name="P3">another adventuring party</text:p>
      <text:p text:style-name="P3">the banquet hall</text:p>
      <text:p text:style-name="P3">the smiths forge</text:p>
      <text:p text:style-name="P3">lava cave</text:p>
      <text:p text:style-name="P3">icey halls</text:p>
      <text:p text:style-name="P3">spiders den</text:p>
      <text:p text:style-name="P3">the great duelist mini boss</text:p>
      <text:p text:style-name="P3">gholem factory</text:p>
      <text:p text:style-name="P3">orc raiding party</text:p>
      <text:p text:style-name="P3">orc strong hold entrance</text:p>
      <text:p text:style-name="P3">orc armory</text:p>
      <text:p text:style-name="P3">orc warband leader mini boss</text:p>
      <text:p text:style-name="P3">sewer entrance with rats</text:p>
      <text:p text:style-name="P3">mole people village</text:p>
      <text:p text:style-name="P3">mole men engineers</text:p>
      <text:p text:style-name="P3">the mole king mini boss</text:p>
      <text:p text:style-name="P3">the long hall</text:p>
      <text:p text:style-name="P3">knights of the lady of midnight</text:p>
      <text:p text:style-name="P3">the mirror of midnight</text:p>
      <text:p text:style-name="P3">her royal advisors</text:p>
      <text:p text:style-name="P3"><text:soft-page-break/>the lady of midnight (first installment boss)</text:p>
      <text:p text:style-name="P3"/>
      <text:p text:style-name="P3"/>
      <text:p text:style-name="P5"/>
      <text:p text:style-name="P5">ACHIEVMENTS:</text:p>
      <text:p text:style-name="P5"/>
      <text:p text:style-name="P5">OTHER IDEAS:</text:p>
      <text:p text:style-name="P5"><text:span text:style-name="T3">Battles that requires the player to split his forces into multiple groups from 2-5, and choose </text:span><text:span text:style-name="T3">which one the main character will acompany. <text:s/>Possible to win the battle without winning every fight. <text:s/>Objectives can be randomly placed within those fights as well.</text:span></text:p>
      <text:p text:style-name="P3">Main character that can be leveled up to be really good fighters or really good at out of combat things like strategy, spy networking, logistics etc.</text:p>
      <text:p text:style-name="P3"/>
      <text:p text:style-name="P3"/>
      <text:p text:style-name="P3"/>
      <text:p text:style-name="P5">TEST CLASSES / CHARACTERS</text:p>
      <text:p text:style-name="P4">Berserker (STR)</text:p>
      <text:p text:style-name="P3">Feats of strength (move heavy shit around / break shit) environment ability</text:p>
      <text:p text:style-name="P3">massive weapon, build rage to do special attacks, push back, break armor, knock prone</text:p>
      <text:p text:style-name="P4">Clerk (END + FAITH)</text:p>
      <text:p text:style-name="P3">Faith stuff, make less attacks to build faith or spend faith on abilities including healing</text:p>
      <text:p text:style-name="P3">shield / heavy weapon (mace)</text:p>
      <text:p text:style-name="P4">Ranger (DEX + CHR)</text:p>
      <text:p text:style-name="P3">Ranged bow attacks</text:p>
      <text:p text:style-name="P3">traps</text:p>
      <text:p text:style-name="P3"><text:soft-page-break/>forest creature friends</text:p>
      <text:p text:style-name="P3">Leadership abilities</text:p>
      <text:p text:style-name="P4">Rouge (AGIL + KNW)</text:p>
      <text:p text:style-name="P3">find traps, disable traps, pick locks</text:p>
      <text:p text:style-name="P3">contraptions (mess with mechanismz for opening doors etc)</text:p>
      <text:p text:style-name="P3">dodging in combat, allows rouge to reposition</text:p>
      <text:p text:style-name="P3">back stab, stealth</text:p>
      <text:p text:style-name="P4">Wizard (INT)</text:p>
      <text:p text:style-name="P3">manage raw power. <text:s/>Level dependent amount of arcane power that the wizard can handle. <text:s/>Can use as much power as he wants on his turn for spells, but has a safe limit. <text:s/>If he goes over that safe limit he has a chance to lose control of the power, which could have serveral manner of consequences from exploding in his face, to attacking his enemies to backlashing and making him unable to cast for a while, to doing small amounts of damage to him but still suceeding. <text:s/>Opening an arcane rift, summoning a demon to hunt the wizard.</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Game starts with your standard amnesia type deal. <text:s/>Small tutorial area and then into a fire link shrine type place where an NPC notices that you are new and asks about the price you paid. <text:s/>He laughs menically when he learns you dont remember. <text:s/>The other NPCs are all attempting to reach the throne of something to take the power of the summoner / necromaner. <text:s/>Become anothers pawn if they lose to much power from dieing to many times. <text:s/>Some have started not trying once they realized what is going on and created the little town type area to try and live in peace instead. <text:s/>They warn that If you wander out, you will only be adding to the others power, <text:s/>no matter the price you paid, it was a trick and the throne can not be reached.</text:p>
      <text:p text:style-name="P3"/>
      <text:p text:style-name="P3">TO DO:</text:p>
      <text:p text:style-name="P3">event triggers enter combat. <text:s/>Display text on screen saying combat has been entered. <text:s/>Display where characters, enemies and obstacles are in the room. <text:s/>Display that game is currently paused. <text:s/>Hitting space bar will unpause game. <text:s/>Clicking a character will bring up info about it, more info for frinedly than enemy. <text:s/>Friendly also brings up abilites that can be used. Start with basic melee, ie move and at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opkins</meta:initial-creator>
    <meta:creation-date>2013-12-24T16:36:14.91</meta:creation-date>
    <dc:date>2014-05-13T08:37:23.02</dc:date>
    <dc:creator>Kyle Hopkins</dc:creator>
    <meta:editing-duration>P6DT13H54M33S</meta:editing-duration>
    <meta:editing-cycles>34</meta:editing-cycles>
    <meta:generator>OpenOffice/4.0.1$Win32 OpenOffice.org_project/401m5$Build-9714</meta:generator>
    <meta:document-statistic meta:table-count="0" meta:image-count="0" meta:object-count="0" meta:page-count="12" meta:paragraph-count="161" meta:word-count="2318" meta:character-count="13452"/>
  </office:meta>
</office:document-meta>
</file>